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E000000CEF0D14F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paragraph-properties fo:padding="0.049cm" fo:border-left="none" fo:border-right="none" fo:border-top="0.002cm solid #000000" fo:border-bottom="0.002cm solid #000000" style:shadow="none"/>
      <style:text-properties fo:font-weight="bold" style:font-weight-asian="bold" style:font-weight-complex="bold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>
      <style:text-properties fo:font-style="normal" style:font-style-asian="normal" style:font-style-complex="normal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Martel Linux Driver</text:p>
      <text:p text:style-name="P1">Features List and Release Note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a xlink:type="simple" xlink:href="http://www.martelinstruments.com/">http://www.martelinstruments.com/</text:a></text:p>
      <text:p text:style-name="Text_20_body"/>
      <text:p text:style-name="Text_20_body"/>
      <text:p text:style-name="Copyright">Martel Instruments Ltd. reserves the right to make changes without notice to the product to improve reliability, function or design.</text:p>
      <text:p text:style-name="Copyright">Martel Instruments Ltd. does not assume any liability arising out of the application or use of the product or circuit described herein.</text:p>
      <text:p text:style-name="P3"/>
      <text:p text:style-name="P4">Release 0.1 31-Jul-06</text:p>
      <text:p text:style-name="Text_20_body"/>
      <text:p text:style-name="P5">Driver features</text:p>
      <text:list text:style-name="L1">
        <text:list-item>
          <text:p text:style-name="P6">Supported printers</text:p>
          <text:list>
            <text:list-item>
              <text:p text:style-name="P6">MPP5510 series, MPP5610 series</text:p>
            </text:list-item>
            <text:list-item>
              <text:p text:style-name="P6">MCP7810, MCP7830</text:p>
            </text:list-item>
            <text:list-item>
              <text:p text:style-name="P6">MCP8810, MCP8830</text:p>
            </text:list-item>
          </text:list>
        </text:list-item>
        <text:list-item>
          <text:p text:style-name="P6">Supported communication interfaces</text:p>
          <text:list>
            <text:list-item>
              <text:p text:style-name="P6">RS232 with hardware or software flow control</text:p>
            </text:list-item>
            <text:list-item>
              <text:p text:style-name="P6">Parallel with polling or interrupt mode</text:p>
            </text:list-item>
          </text:list>
        </text:list-item>
        <text:list-item>
          <text:p text:style-name="P6">CUPS driver</text:p>
          <text:list>
            <text:list-item>
              <text:p text:style-name="P6">Support postscript printing</text:p>
            </text:list-item>
            <text:list-item>
              <text:p text:style-name="P6">Support plain text printing using internal printer fonts</text:p>
            </text:list-item>
            <text:list-item>
              <text:p text:style-name="P6">Text processor allows embedding of control codes in plain text</text:p>
            </text:list-item>
            <text:list-item>
              <text:p text:style-name="P6">Printer status reporting</text:p>
            </text:list-item>
          </text:list>
        </text:list-item>
        <text:list-item>
          <text:p text:style-name="P6">Martel Library (libmartel)</text:p>
          <text:list>
            <text:list-item>
              <text:p text:style-name="P6">Programming library for easy interfacing with printers</text:p>
            </text:list-item>
          </text:list>
        </text:list-item>
        <text:list-item>
          <text:p text:style-name="P6">Packaging</text:p>
          <text:list>
            <text:list-item>
              <text:p text:style-name="P6">Distributed in source form</text:p>
            </text:list-item>
            <text:list-item>
              <text:p text:style-name="P6">Easy installation procedure</text:p>
            </text:list-item>
            <text:list-item>
              <text:p text:style-name="P6">Full documentation</text:p>
            </text:list-item>
          </text:list>
        </text:list-item>
      </text:list>
      <text:p text:style-name="Text_20_body"/>
      <text:p text:style-name="P5">Known limitations</text:p>
      <text:list text:style-name="L2">
        <text:list-item>
          <text:p text:style-name="P7">Postscript ticket length is limited to 50mm and is not configurable</text:p>
        </text:list-item>
        <text:list-item>
          <text:p text:style-name="P7">Driver cannot query printer status</text:p>
        </text:list-item>
        <text:list-item>
          <text:p text:style-name="P7">Printer must be reset if a print job is cancelled</text:p>
        </text:list-item>
      </text:list>
      <text:p text:style-name="Text_20_body"/>
      <text:p text:style-name="P5">Known bugs</text:p>
      <text:list text:style-name="L3">
        <text:list-item>
          <text:p text:style-name="P8">CUPS <text:span text:style-name="T1">Print test page</text:span> functionality does not work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Arial Unicode MS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Times New Roman1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left="0.63cm" fo:margin-right="0cm" fo:text-indent="0cm" style:auto-text-indent="false"/>
      <style:text-properties fo:font-variant="small-caps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1.27cm" fo:margin-right="0cm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.9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fo:text-align="center" style:justify-single-word="false" fo:padding="0cm" fo:border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size="16pt" fo:font-weight="bold"/>
    </style:style>
    <style:style style:name="Footer" style:family="paragraph" style:parent-style-name="Standard" style:class="extra">
      <style:paragraph-properties style:shadow="none" text:number-lines="false" text:line-number="0">
        <style:tab-stops>
          <style:tab-stop style:position="9.5cm"/>
          <style:tab-stop style:position="17cm"/>
        </style:tab-stops>
      </style:paragraph-properties>
      <style:text-properties style:font-name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variant="small-caps" fo:font-style="normal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Copyright" style:family="paragraph" style:parent-style-name="Text_20_body" style:next-style-name="Text_20_body" style:class="text">
      <style:paragraph-properties fo:text-align="center" style:justify-single-word="false"/>
      <style:text-properties fo:font-size="10pt"/>
    </style:style>
    <style:style style:name="Code_20_source" style:display-name="Code source" style:family="paragraph" style:parent-style-name="Preformatted_20_Text" style:next-style-name="Text_20_body" style:class="text">
      <style:paragraph-properties fo:margin-left="0.499cm" fo:margin-right="0.499cm" fo:text-indent="0cm" style:auto-text-indent="false" fo:background-color="#e6e6e6">
        <style:background-image/>
      </style:paragraph-properties>
      <style:text-properties style:font-name="Courier New" fo:font-size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Teletype" style:family="text">
      <style:text-properties style:font-name="Courier New1" style:font-name-asian="Courier New1" style:font-name-complex="Courier New1"/>
    </style:style>
    <style:style style:name="Code_20_source" style:display-name="Code source" style:family="text" style:parent-style-name="Teletype">
      <style:text-properties fo:color="#000000" fo:font-size="11pt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distance="0.381cm"/>
      </text:outline-level-style>
      <text:outline-level-style text:level="2" style:num-suffix="." style:num-format="1" text:display-levels="2">
        <style:list-level-properties text:min-label-distance="0.381cm"/>
      </text:outline-level-style>
      <text:outline-level-style text:level="3" style:num-suffix=".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cm" fo:margin-top="0.101cm" fo:margin-bottom="0cm" fo:text-indent="0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style:background-transparency="100%" fo:padding="0cm" fo:border-left="none" fo:border-right="none" fo:border-top="none" fo:border-bottom="0.002cm solid #000000" style:shadow="non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.199cm" fo:margin-right="0cm" fo:margin-top="0cm" fo:margin-bottom="0cm" style:vertical-pos="top" style:vertical-rel="paragraph-content" style:horizontal-pos="left" style:horizontal-rel="paragraph" fo:background-color="transparent" style:background-transparency="100%" fo:padding="0cm" fo:border="none" style:shadow="none">
        <style:background-image/>
        <style:columns fo:column-count="0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0" fo:column-gap="0cm"/>
      </style:graphic-properties>
    </style:style>
    <style:style style:name="fr5" style:family="graphic" style:parent-style-name="Frame">
      <style:graphic-properties fo:margin-left="0cm" fo:margin-right="0.199cm" fo:margin-top="0cm" fo:margin-bottom="0cm" style:vertical-pos="top" style:vertical-rel="paragraph-content" style:horizontal-pos="right" style:horizontal-rel="paragraph" fo:padding="0cm" fo:border="none" style:shadow="none"/>
    </style:style>
    <style:page-layout style:name="pm1">
      <style:page-layout-properties fo:page-width="21.001cm" fo:page-height="29.7cm" style:num-format="1" style:print-orientation="portrait" fo:margin-top="1cm" fo:margin-bottom="1.49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48cm" fo:margin-left="0cm" fo:margin-right="0cm" fo:margin-bottom="0cm" fo:border="none" fo:padding="0cm" style:shadow="none" style:dynamic-spacing="false"/>
      </style:header-style>
      <style:footer-style>
        <style:header-footer-properties fo:min-height="0.101cm" fo:margin-left="0cm" fo:margin-right="0cm" fo:margin-top="0cm" fo:border-top="0.002cm solid #000000" fo:border-bottom="none" fo:border-left="none" fo:border-right="none" fo:padding="0cm" style:shadow="none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draw:frame draw:style-name="fr1" draw:name="Cadre14" text:anchor-type="paragraph" svg:x="2.138cm" svg:y="0.298cm" svg:width="16.859cm" svg:height="0.908cm" draw:z-index="1"><draw:text-box><text:p text:style-name="Header">Martel Instruments Ltd.</text:p></draw:text-box></draw:frame><draw:frame draw:style-name="fr2" draw:name="graphics1" text:anchor-type="paragraph" svg:width="16.859cm" svg:height="7.265cm" draw:z-index="9"><draw:image xlink:href="Pictures/10000000000001DE000000CEF0D14FD9.png" xlink:type="simple" xlink:show="embed" xlink:actuate="onLoad"/></draw:frame></text:p>
      </style:header>
      <style:footer>
        <text:p text:style-name="P1"><draw:frame draw:style-name="fr3" draw:name="Cadre15" text:anchor-type="paragraph" svg:width="6.761cm" draw:z-index="3"><draw:text-box fo:min-height="0.487cm"><text:p text:style-name="Footer"><text:file-name text:display="name-and-extension">driver_features.odt</text:file-name></text:p></draw:text-box></draw:frame><draw:frame draw:style-name="fr4" draw:name="Cadre16" text:anchor-type="paragraph" svg:width="2.655cm" draw:z-index="5"><draw:text-box fo:min-height="0.624cm"><text:p text:style-name="P2">Release 0.1</text:p></draw:text-box></draw:frame><draw:frame draw:style-name="fr5" draw:name="Cadre17" text:anchor-type="paragraph" svg:width="2cm" draw:z-index="7"><draw:text-box fo:min-height="0.49cm"><text:p text:style-name="P3"><text:page-number text:select-page="current">2</text:page-number></text:p></draw:text-box></draw:frame>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6-03-17T09:28:49</meta:creation-date>
    <dc:creator>chris</dc:creator>
    <dc:date>2006-08-01T10:46:25</dc:date>
    <meta:printed-by>chris</meta:printed-by>
    <meta:print-date>2006-07-31T15:28:14</meta:print-date>
    <meta:editing-cycles>14</meta:editing-cycles>
    <meta:editing-duration>PT5H19M3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35" meta:word-count="174" meta:character-count="1184"/>
  </office:meta>
</office:document-meta>
</file>